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<text:tab/>Event begin time: 0:00:00<text:tab/> Event name: System Init</text:p>
      <text:p text:style-name="P1">1<text:tab/>Event begin time: 0:00:00<text:tab/> Event name: TCON Init Ramps</text:p>
      <text:p text:style-name="P1">2<text:tab/>Event begin time: 0:00:00<text:tab/> Event name: TCON Mains Switch On</text:p>
      <text:p text:style-name="P1">3<text:tab/>Event begin time: 0:00:00<text:tab/> Event name: CHSSCON Pump On</text:p>
      <text:p text:style-name="P1">4<text:tab/>Event begin time: 0:00:00<text:tab/> Event name: MFC Flow Rate<text:tab/> Channel Index: 1<text:tab/> Flow rate: 100</text:p>
      <text:p text:style-name="P1">5<text:tab/>Event begin time: 0:00:00<text:tab/> Event name: TCON Linear Ramp<text:tab/> Zone indx list: [0, 1, 2, 3, 4, 5, 6, 7, 8, 9, 10, 11]<text:tab/> Final T:873.15<text:tab/> Duration: 1200</text:p>
      <text:p text:style-name="P1">6<text:tab/>Event begin time: 0:20:00<text:tab/> Event name: TCON Linear Ramp<text:tab/> Zone indx list: [0, 1, 2, 3, 4, 5, 6, 7, 8, 9, 10, 11]<text:tab/> Final T: 873.15<text:tab/> Duration: 1200</text:p>
      <text:p text:style-name="P1">7<text:tab/>Event begin time: 0:40:00<text:tab/> Event name: TCON Mains Switch Off</text:p>
      <text:p text:style-name="P1">End of recipe</text:p>
      <text:p text:style-name="P1">Number of events: <text:s/>8</text:p>
      <text:p text:style-name="P1">Total duration <text:s/>: <text:s/>0:40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20:30:43.559740151</meta:creation-date>
    <dc:date>2018-07-31T20:32:20.520871133</dc:date>
    <meta:editing-duration>PT1M40S</meta:editing-duration>
    <meta:editing-cycles>1</meta:editing-cycles>
    <meta:document-statistic meta:table-count="0" meta:image-count="0" meta:object-count="0" meta:page-count="1" meta:paragraph-count="11" meta:word-count="137" meta:character-count="725" meta:non-whitespace-character-count="580"/>
    <meta:generator>LibreOffice/5.4.4.2$Linux_X86_64 LibreOffice_project/40$Build-2</meta:generator>
  </office:meta>
</office:document-meta>
</file>